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a933" fo:font-size="28pt" fo:font-style="italic" fo:font-weight="bold" officeooo:rsid="003ee102" officeooo:paragraph-rsid="003ee102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fo:color="#00a933" fo:font-size="28pt" fo:font-style="normal" fo:font-weight="bold" officeooo:rsid="004034ca" officeooo:paragraph-rsid="004034ca" style:font-size-asian="28pt" style:font-style-asian="normal" style:font-weight-asian="bold" style:font-size-complex="28pt" style:font-style-complex="normal" style:font-weight-complex="bold"/>
    </style:style>
    <style:style style:name="P3" style:family="paragraph" style:parent-style-name="Standard">
      <style:text-properties fo:color="#000000" fo:font-size="12pt" fo:font-style="normal" fo:font-weight="bold" officeooo:rsid="003ee102" officeooo:paragraph-rsid="003ee10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a933" fo:font-style="italic" style:font-style-asian="italic" style:font-style-complex="italic"/>
    </style:style>
    <style:style style:name="T2" style:family="text">
      <style:text-properties fo:color="#00a933" fo:font-style="italic" officeooo:rsid="001a28a5" style:font-style-asian="italic" style:font-style-complex="italic"/>
    </style:style>
    <style:style style:name="T3" style:family="text">
      <style:text-properties officeooo:rsid="001a28a5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Mission</text:span></text:p>
      <text:p text:style-name="P3"><text:span text:style-name="T2">&amp; </text:span></text:p>
      <text:p text:style-name="P3"><text:span text:style-name="T2"><text:tab/>/</text:span><text:span text:style-name="T1">name_mission&gt;(a)/ </text:span></text:p>
      <text:p text:style-name="P3"><text:span text:style-name="T1"><text:tab/>/id_mission&gt;(b)/</text:span></text:p>
      <text:p text:style-name="P3"><text:span text:style-name="T1"><text:tab/>/data_configuration&gt;(c),(d),...(e)/</text:span></text:p>
      <text:p text:style-name="P3"><text:span text:style-name="T1"><text:tab/>*</text:span></text:p>
      <text:p text:style-name="P3"><text:span text:style-name="T1"><text:tab/>(f)</text:span></text:p>
      <text:p text:style-name="P3"><text:span text:style-name="T1"><text:tab/>(g)</text:span></text:p>
      <text:p text:style-name="P3"><text:span text:style-name="T1"><text:tab/>….</text:span></text:p>
      <text:p text:style-name="P3"><text:span text:style-name="T1"><text:tab/>(h)</text:span></text:p>
      <text:p text:style-name="P3"><text:span text:style-name="T1">@</text:span></text:p>
      <text:p text:style-name="P3"><text:span text:style-name="T1"><text:tab/></text:span></text:p>
      <text:p text:style-name="P3"><text:span text:style-name="T1">(a) name mission user set</text:span></text:p>
      <text:p text:style-name="P3"><text:span text:style-name="T1">(b) id_mission num id for mission can be set or no set</text:span></text:p>
      <text:p text:style-name="P3"><text:span text:style-name="T1">(c),(d),...(e) → action wake_up stop config</text:span></text:p>
      <text:p text:style-name="P3"><text:span text:style-name="T1">(f),(g),(h) → data mission.</text:span></text:p>
      <text:p text:style-name="P3"><text:span text:style-name="T1"/></text:p>
      <text:p text:style-name="P3"><text:span text:style-name="T4">Ex:</text:span></text:p>
      <text:p text:style-name="P3"><text:span text:style-name="T4">&amp;</text:span></text:p>
      <text:p text:style-name="P3"><text:span text:style-name="T4">/name_mission&gt;IB05_out5/</text:span></text:p>
      <text:p text:style-name="P3"><text:span text:style-name="T4">/id_mission&gt;2/</text:span></text:p>
      <text:p text:style-name="P3"><text:span text:style-name="T4">/data_configuration&gt;(name:wake_up|time_out:-1|mode:gpio_module|data:~name_seri=IB06_916b~~out_set=5~~not_set_out=1~)/</text:span></text:p>
      <text:p text:style-name="P3"><text:span text:style-name="T4">*</text:span></text:p>
      <text:p text:style-name="P3"><text:span text:style-name="T4">{(name:reset|time_out:-1|mode:gpio_module|</text:span><text:a xlink:type="simple" xlink:href="data:~name_seri=IB06_916b~~out_reset=5~~not_set_out=0" text:style-name="Internet_20_link" text:visited-style-name="Visited_20_Internet_20_Link"><text:span text:style-name="T4">data:~name_seri=IB06_916b~~out_reset=5~~not_set_out=0</text:span></text:a><text:span text:style-name="T4">~)}</text:span></text:p>
      <text:p text:style-name="P3"><text:span text:style-name="T4">{(name:creat_a|time_out:-1|mode:variable|data:~command_action=new~~name_variable=a~~focus_value=0~)}</text:span></text:p>
      <text:p text:style-name="P3"><text:span text:style-name="T4">@</text:span></text:p>
      <text:p text:style-name="P3"><text:span text:style-name="T4"/></text:p>
      <text:p text:style-name="P2"><text:span text:style-name="T4">Multiple Mission</text:span></text:p>
      <text:p text:style-name="P2"><text:span text:style-name="T4">&amp;(1)@&amp;(2)@….&amp;(n)@</text:span></text:p>
      <text:p text:style-name="P2"><text:span text:style-name="T4"/></text:p>
      <text:p text:style-name="P2"><text:span text:style-name="T4">(1),(2),(n) → data miss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09:33:53.113694573</meta:creation-date>
    <dc:date>2023-06-28T13:54:06.632750528</dc:date>
    <meta:editing-duration>PT1H48M18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54" meta:character-count="668" meta:non-whitespace-character-count="630"/>
  </office:meta>
</office:document-meta>
</file>